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000000" draw:marker-start-width="0.5cm" draw:marker-end-width="0.5cm" draw:opacity="50%" draw:textarea-horizontal-align="justify" draw:textarea-vertical-align="middle" draw:auto-grow-height="false" fo:min-height="20.75cm" fo:min-width="7.6cm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stroke="dash" draw:stroke-dash="Fine_20_Dashed" svg:stroke-width="0.1cm" svg:stroke-color="#000000" draw:marker-start-width="0.5cm" draw:marker-end-width="0.5cm" draw:opacity="75%" draw:textarea-horizontal-align="justify" draw:textarea-vertical-align="middle" draw:auto-grow-height="false" fo:min-height="20.65cm" fo:min-width="20cm" fo:padding-top="0.175cm" fo:padding-bottom="0.175cm" fo:padding-left="0.3cm" fo:padding-right="0.3cm" draw:shadow-opacity="75%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5cm" draw:marker-end-width="0.5cm" draw:opacity="25%" draw:textarea-horizontal-align="justify" draw:textarea-vertical-align="middle" draw:auto-grow-height="false" fo:min-height="20.75cm" fo:min-width="6.3cm" fo:padding-top="0.175cm" fo:padding-bottom="0.175cm" fo:padding-left="0.3cm" fo:padding-right="0.3cm" draw:shadow-opacity="25%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5cm" draw:marker-end-width="0.5cm" draw:textarea-horizontal-align="justify" draw:textarea-vertical-align="middle" draw:auto-grow-height="false" fo:min-height="20.75cm" fo:min-width="8.9cm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05cm" fo:min-width="4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75cm" fo:min-width="4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5cm" fo:min-width="4.9cm"/>
    </style:style>
    <style:style style:name="gr12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3.35cm" fo:min-width="4.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3.05cm" fo:min-width="4.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35cm" fo:min-width="4.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35cm" fo:min-width="4.4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5%"/>
      <style:paragraph-properties fo:text-align="center"/>
    </style:style>
    <style:style style:name="P3" style:family="paragraph">
      <loext:graphic-properties draw:opacity="25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1cm" svg:height="21cm" svg:x="6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6cm" svg:height="21cm" svg:x="14.9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9.4cm" svg:height="21cm" svg:x="35.5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2.1cm" svg:x2="6.6cm" svg:y2="2.1cm">
          <text:p/>
        </draw:line>
        <draw:line draw:style-name="gr5" draw:text-style-name="P4" draw:layer="layout" svg:x1="6.9cm" svg:y1="2.1cm" svg:x2="14.6cm" svg:y2="2.1cm">
          <text:p/>
        </draw:line>
        <draw:line draw:style-name="gr5" draw:text-style-name="P4" draw:layer="layout" svg:x1="15.1cm" svg:y1="2.1cm" svg:x2="35.4cm" svg:y2="2.1cm">
          <text:p/>
        </draw:line>
        <draw:line draw:style-name="gr5" draw:text-style-name="P4" draw:layer="layout" svg:x1="35.7cm" svg:y1="2.1cm" svg:x2="44.8cm" svg:y2="2.1cm">
          <text:p/>
        </draw:line>
        <draw:frame draw:style-name="gr6" draw:text-style-name="P5" draw:layer="layout" svg:width="6cm" svg:height="1.673cm" svg:x="0.4cm" svg:y="0.3cm">
          <draw:text-box>
            <text:p text:style-name="P4"><text:span text:style-name="T1">Planejamento</text:span></text:p>
            <text:p text:style-name="P4"><text:span text:style-name="T1">Inicial</text:span></text:p>
          </draw:text-box>
        </draw:frame>
        <draw:frame draw:style-name="gr6" draw:text-style-name="P5" draw:layer="layout" svg:width="6cm" svg:height="1.673cm" svg:x="7.7cm" svg:y="0.227cm">
          <draw:text-box>
            <text:p text:style-name="P4"><text:span text:style-name="T1">Fase</text:span></text:p>
            <text:p text:style-name="P4"><text:span text:style-name="T1">Exploratória</text:span></text:p>
          </draw:text-box>
        </draw:frame>
        <draw:frame draw:style-name="gr7" draw:text-style-name="P5" draw:layer="layout" svg:width="6cm" svg:height="1.2cm" svg:x="19.5cm" svg:y="0.4cm">
          <draw:text-box>
            <text:p text:style-name="P4"><text:span text:style-name="T1">Desenvolvimento</text:span></text:p>
          </draw:text-box>
        </draw:frame>
        <draw:frame draw:style-name="gr6" draw:text-style-name="P5" draw:layer="layout" svg:width="6cm" svg:height="1.673cm" svg:x="37cm" svg:y="0.227cm">
          <draw:text-box>
            <text:p text:style-name="P4"><text:span text:style-name="T1">Avaliação e </text:span></text:p>
            <text:p text:style-name="P4"><text:span text:style-name="T1">Conclusão</text:span></text:p>
          </draw:text-box>
        </draw:frame>
        <draw:custom-shape draw:style-name="gr8" draw:text-style-name="P6" xml:id="id1" draw:id="id1" draw:layer="layout" svg:width="4.6cm" svg:height="3.3cm" svg:x="0.9cm" svg:y="8.2cm">
          <text:p text:style-name="P4"><text:span text:style-name="T1">Questões </text:span></text:p>
          <text:p text:style-name="P4"><text:span text:style-name="T1">Iniciai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4.6cm" svg:height="3.3cm" svg:x="8.2cm" svg:y="4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4.6cm" svg:height="3.3cm" svg:x="8.2cm" svg:y="13.3cm">
          <text:p text:style-name="P4"><text:span text:style-name="T1">Estudo Sobre</text:span></text:p>
          <text:p text:style-name="P4"><text:span text:style-name="T1">Redes Sociais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3.2cm" svg:y1="8.2cm" svg:x2="8.2cm" svg:y2="5.65cm" draw:start-shape="id1" draw:start-glue-point="0" draw:end-shape="id2" svg:d="M3200 8200v-2550h5000" svg:viewBox="0 0 5001 2551">
          <text:p/>
        </draw:connector>
        <draw:connector draw:style-name="gr9" draw:text-style-name="P8" draw:layer="layout" svg:x1="3.2cm" svg:y1="11.5cm" svg:x2="8.2cm" svg:y2="14.95cm" draw:start-shape="id1" draw:start-glue-point="2" draw:end-shape="id3" draw:end-glue-point="3" svg:d="M3200 11500v3450h5000" svg:viewBox="0 0 5001 3451">
          <text:p/>
        </draw:connector>
        <draw:custom-shape draw:style-name="gr8" draw:text-style-name="P6" xml:id="id4" draw:id="id4" draw:layer="layout" svg:width="4.6cm" svg:height="3.3cm" svg:x="8.2cm" svg:y="4cm">
          <text:p text:style-name="P4"><text:span text:style-name="T1">Revisão </text:span></text:p>
          <text:p text:style-name="P4"><text:span text:style-name="T1">Na </text:span></text:p>
          <text:p text:style-name="P4"><text:span text:style-name="T1">Literatur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5" draw:id="id5" draw:layer="layout" svg:width="4.6cm" svg:height="3.3cm" svg:x="15.7cm" svg:y="8.7cm">
          <text:p text:style-name="P4"><text:span text:style-name="T1"/></text:p>
          <text:p text:style-name="P4"><text:span text:style-name="T1">Extração </text:span></text:p>
          <text:p text:style-name="P4"><text:span text:style-name="T1">dos </text:span></text:p>
          <text:p text:style-name="P4"><text:span text:style-name="T1">Tweets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8" xml:id="id8" draw:id="id8" draw:layer="layout" svg:x1="12.8cm" svg:y1="5.65cm" svg:x2="18cm" svg:y2="8.7cm" draw:start-shape="id4" draw:start-glue-point="1" draw:end-shape="id5" draw:end-glue-point="0" svg:d="M12800 5650h5200v3050" svg:viewBox="0 0 5201 3051">
          <text:p/>
        </draw:connector>
        <draw:connector draw:style-name="gr9" draw:text-style-name="P8" xml:id="id6" draw:id="id6" draw:layer="layout" svg:x1="12.8cm" svg:y1="14.95cm" svg:x2="18cm" svg:y2="12cm" draw:start-shape="id3" draw:start-glue-point="1" draw:end-shape="id5" draw:end-glue-point="2" svg:d="M12800 14950h5200v-2950" svg:viewBox="0 0 5201 2951">
          <text:p/>
        </draw:connector>
        <draw:custom-shape draw:style-name="gr8" draw:text-style-name="P6" xml:id="id11" draw:id="id11" draw:layer="layout" svg:width="4.6cm" svg:height="3.3cm" svg:x="8.2cm" svg:y="4cm">
          <text:p text:style-name="P4"><text:span text:style-name="T1">Revisão </text:span></text:p>
          <text:p text:style-name="P4"><text:span text:style-name="T1">na </text:span></text:p>
          <text:p text:style-name="P4"><text:span text:style-name="T1">Literatur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7" draw:id="id7" draw:layer="layout" svg:width="4.6cm" svg:height="3.3cm" svg:x="18.9cm" svg:y="3.88cm">
          <text:p text:style-name="P4"><text:span text:style-name="T1"/></text:p>
          <text:p text:style-name="P4"><text:span text:style-name="T1">Obtenção </text:span></text:p>
          <text:p text:style-name="P4"><text:span text:style-name="T1">das </text:span></text:p>
          <text:p text:style-name="P4"><text:span text:style-name="T1">Bases de </text:span></text:p>
          <text:p text:style-name="P4"><text:span text:style-name="T1">Treinamento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8" xml:id="id15" draw:id="id15" draw:layer="layout" svg:x1="18cm" svg:y1="14.95cm" svg:x2="21.2cm" svg:y2="7.18cm" draw:start-shape="id6" draw:start-glue-point="0" draw:end-shape="id7" svg:d="M18000 14950h3200v-7770" svg:viewBox="0 0 3201 7771">
          <text:p/>
        </draw:connector>
        <draw:connector draw:style-name="gr9" draw:text-style-name="P8" draw:layer="layout" svg:x1="18cm" svg:y1="5.65cm" svg:x2="18.9cm" svg:y2="5.53cm" draw:start-shape="id8" draw:start-glue-point="0" draw:end-shape="id7" draw:end-glue-point="3" svg:d="M18000 5650v-120h900" svg:viewBox="0 0 901 121">
          <text:p/>
        </draw:connector>
        <draw:custom-shape draw:style-name="gr10" draw:text-style-name="P6" xml:id="id9" draw:id="id9" draw:layer="layout" svg:width="5.4cm" svg:height="2cm" svg:x="37.1cm" svg:y="4cm">
          <text:p text:style-name="P4"><text:span text:style-name="T1"/></text:p>
          <text:p text:style-name="P4"><text:span text:style-name="T1">Avaliação do </text:span></text:p>
          <text:p text:style-name="P4"><text:span text:style-name="T1">Método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0" draw:id="id10" draw:layer="layout" svg:width="5.4cm" svg:height="1.8cm" svg:x="37.1cm" svg:y="8.2cm">
          <text:p text:style-name="P4"><text:span text:style-name="T2"/></text:p>
          <text:p text:style-name="P4"><text:span text:style-name="T1">Conclusões do</text:span></text:p>
          <text:p text:style-name="P4"><text:span text:style-name="T1">Trabalho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39.8cm" svg:y1="6cm" svg:x2="39.8cm" svg:y2="8.2cm" draw:start-shape="id9" draw:start-glue-point="2" draw:end-shape="id10" draw:end-glue-point="0" svg:d="M39800 6000v2200" svg:viewBox="0 0 1 2201">
          <text:p/>
        </draw:connector>
        <draw:connector draw:style-name="gr12" draw:text-style-name="P8" draw:layer="layout" svg:x1="10.5cm" svg:y1="4cm" svg:x2="3.2cm" svg:y2="8.2cm" draw:start-shape="id11" draw:start-glue-point="0" draw:end-shape="id1" svg:d="M10500 4000v-501h-7300v4701" svg:viewBox="0 0 7301 4702">
          <text:p/>
        </draw:connector>
        <draw:connector draw:style-name="gr12" draw:text-style-name="P8" draw:layer="layout" svg:x1="10.5cm" svg:y1="7.3cm" svg:x2="10.5cm" svg:y2="13.3cm" draw:start-shape="id11" draw:start-glue-point="2" draw:end-shape="id3" draw:end-glue-point="0" svg:d="M10500 7300v6000" svg:viewBox="0 0 1 6001">
          <text:p/>
        </draw:connector>
        <draw:connector draw:style-name="gr12" draw:text-style-name="P8" draw:layer="layout" draw:line-skew="-11.45cm -0.599cm" svg:x1="12.8cm" svg:y1="5.65cm" svg:x2="39.8cm" svg:y2="4cm" draw:start-shape="id11" draw:start-glue-point="1" draw:end-shape="id9" draw:end-glue-point="0" svg:d="M12800 5650h700v-2750h26300v1100" svg:viewBox="0 0 27001 2751">
          <text:p/>
        </draw:connector>
        <draw:connector draw:style-name="gr9" draw:text-style-name="P8" draw:layer="layout" svg:x1="44.9cm" svg:y1="10.5cm" svg:x2="44.9cm" svg:y2="10.5cm" draw:start-shape="id12" draw:end-shape="id12" svg:d="M44900 10500z" svg:viewBox="0 0 1 1">
          <text:p/>
        </draw:connector>
        <draw:connector draw:style-name="gr12" draw:text-style-name="P8" draw:layer="layout" draw:line-skew="-1.199cm 11.072cm" svg:x1="10.5cm" svg:y1="4cm" svg:x2="37.1cm" svg:y2="5cm" draw:start-shape="id11" draw:start-glue-point="0" draw:end-shape="id9" draw:end-glue-point="3" svg:d="M10500 4000v-1700h25522v2700h1078" svg:viewBox="0 0 26601 2701">
          <text:p/>
        </draw:connector>
        <draw:custom-shape draw:style-name="gr13" draw:text-style-name="P6" xml:id="id13" draw:id="id13" draw:layer="layout" svg:width="5cm" svg:height="3.6cm" svg:x="24.6cm" svg:y="11.3cm">
          <text:p text:style-name="P4"><text:span text:style-name="T1"/></text:p>
          <text:p text:style-name="P4"><text:span text:style-name="T1"/></text:p>
          <text:p text:style-name="P4"><text:span text:style-name="T1">Classificadores</text:span></text:p>
          <text:p text:style-name="P4"><text:span text:style-name="T1">Autônomos</text:span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4" draw:id="id14" draw:layer="layout" svg:width="4.8cm" svg:height="3.3cm" svg:x="27.4cm" svg:y="3.345cm">
          <text:p text:style-name="P4"><text:span text:style-name="T1"/></text:p>
          <text:p text:style-name="P4"><text:span text:style-name="T1">Implementação</text:span></text:p>
          <text:p text:style-name="P4"><text:span text:style-name="T1">Da Proposta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27.1cm" svg:y1="11.3cm" svg:x2="29.8cm" svg:y2="6.645cm" draw:start-shape="id13" draw:start-glue-point="0" draw:end-shape="id14" draw:end-glue-point="2" svg:d="M27100 11300v-2327h2700v-2328" svg:viewBox="0 0 2701 4656">
          <text:p/>
        </draw:connector>
        <draw:connector draw:style-name="gr9" draw:text-style-name="P8" draw:layer="layout" svg:x1="32.2cm" svg:y1="4.995cm" svg:x2="37.1cm" svg:y2="5cm" draw:start-shape="id14" draw:start-glue-point="1" draw:end-shape="id9" draw:end-glue-point="3" svg:d="M32200 4995h2450v5h2450" svg:viewBox="0 0 4901 6">
          <text:p/>
        </draw:connector>
        <draw:connector draw:style-name="gr9" draw:text-style-name="P8" draw:layer="layout" svg:x1="21.2cm" svg:y1="14.95cm" svg:x2="24.6cm" svg:y2="13.1cm" draw:start-shape="id15" draw:start-glue-point="0" draw:end-shape="id13" svg:d="M21200 14950h1775v-1850h1625" svg:viewBox="0 0 3401 1851">
          <text:p/>
        </draw:connector>
        <draw:connector draw:style-name="gr12" draw:text-style-name="P8" draw:layer="layout" draw:line-skew="-0.244cm" svg:x1="10.5cm" svg:y1="4cm" svg:x2="29.8cm" svg:y2="3.345cm" draw:start-shape="id11" draw:start-glue-point="0" draw:end-shape="id14" draw:end-glue-point="0" svg:d="M10500 4000v-1400h19300v745" svg:viewBox="0 0 19301 1401">
          <text:p/>
        </draw:connector>
        <draw:connector draw:style-name="gr12" draw:text-style-name="P8" draw:layer="layout" draw:line-skew="-6.6cm" svg:x1="12.8cm" svg:y1="5.65cm" svg:x2="24.6cm" svg:y2="13.1cm" draw:start-shape="id11" draw:start-glue-point="1" draw:end-shape="id13" draw:end-glue-point="3" svg:d="M12800 5650h-700v7450h12500" svg:viewBox="0 0 12501 7451">
          <text:p/>
        </draw:connector>
        <draw:connector draw:style-name="gr12" draw:text-style-name="P8" draw:layer="layout" draw:line-skew="-11.75cm 5.999cm" svg:x1="12.8cm" svg:y1="5.65cm" svg:x2="39.8cm" svg:y2="10cm" draw:start-shape="id11" draw:start-glue-point="1" draw:end-shape="id10" draw:end-glue-point="2" svg:d="M12800 5650h400v10850h26600v-6500" svg:viewBox="0 0 27001 10851">
          <text:p/>
        </draw:connector>
        <draw:custom-shape draw:style-name="gr15" draw:text-style-name="P6" xml:id="id16" draw:id="id16" draw:layer="layout" svg:width="4.8cm" svg:height="3.6cm" svg:x="24cm" svg:y="16.8cm">
          <text:p text:style-name="P4"><text:span text:style-name="T1"/></text:p>
          <text:p text:style-name="P4"><text:span text:style-name="T1">Seleção dos </text:span></text:p>
          <text:p text:style-name="P4"><text:span text:style-name="T1">Algoritmos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line-skew="-4.1cm" svg:x1="12.8cm" svg:y1="5.65cm" svg:x2="24cm" svg:y2="18.6cm" draw:start-shape="id11" draw:start-glue-point="1" draw:end-shape="id16" draw:end-glue-point="3" svg:d="M12800 5650h1500v12950h9700" svg:viewBox="0 0 11201 12951">
          <text:p/>
        </draw:connector>
        <draw:connector draw:style-name="gr9" draw:text-style-name="P8" draw:layer="layout" svg:x1="28.8cm" svg:y1="18.6cm" svg:x2="27.1cm" svg:y2="14.9cm" draw:start-shape="id16" draw:start-glue-point="1" draw:end-shape="id13" draw:end-glue-point="2" svg:d="M28800 18600h501v-2750h-2201v-950" svg:viewBox="0 0 2202 3701">
          <text:p/>
        </draw:connector>
        <draw:custom-shape draw:style-name="gr16" draw:text-style-name="P6" xml:id="id17" draw:id="id17" draw:layer="layout" svg:width="4.9cm" svg:height="3.6cm" svg:x="30.1cm" svg:y="11.3cm">
          <text:p text:style-name="P4"><text:span text:style-name="T1"/></text:p>
          <text:p text:style-name="P4"><text:span text:style-name="T1">Combinação </text:span></text:p>
          <text:p text:style-name="P4"><text:span text:style-name="T1">De </text:span></text:p>
          <text:p text:style-name="P4"><text:span text:style-name="T1">Classificadores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32.55cm" svg:y1="11.3cm" svg:x2="29.8cm" svg:y2="6.645cm" draw:start-shape="id17" draw:start-glue-point="0" draw:end-shape="id14" svg:d="M32550 11300v-2327h-2750v-2328" svg:viewBox="0 0 2751 4656">
          <text:p/>
        </draw:connector>
        <draw:connector draw:style-name="gr9" draw:text-style-name="P8" draw:layer="layout" svg:x1="28.8cm" svg:y1="18.6cm" svg:x2="32.55cm" svg:y2="14.9cm" draw:start-shape="id16" draw:start-glue-point="1" draw:end-shape="id17" draw:end-glue-point="2" svg:d="M28800 18600h3750v-3700" svg:viewBox="0 0 3751 3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23:04:54.507801520</meta:creation-date>
    <dc:date>2017-11-04T02:59:19.909986717</dc:date>
    <meta:editing-duration>PT2H36M3S</meta:editing-duration>
    <meta:editing-cycles>24</meta:editing-cycles>
    <meta:generator>LibreOffice/5.2.2.2$Linux_X86_64 LibreOffice_project/20m0$Build-2</meta:generator>
    <meta:document-statistic meta:object-count="47"/>
  </office:meta>
</office:document-meta>
</file>